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195c2" officeooo:paragraph-rsid="000195c2" style:font-size-asian="16pt" style:font-size-complex="16pt"/>
    </style:style>
    <style:style style:name="P2" style:family="paragraph" style:parent-style-name="Standard">
      <style:text-properties fo:font-size="16pt" officeooo:rsid="000196d0" officeooo:paragraph-rsid="000196d0" style:font-size-asian="16pt" style:font-size-complex="16pt"/>
    </style:style>
    <style:style style:name="P3" style:family="paragraph" style:parent-style-name="Standard">
      <style:text-properties fo:font-size="16pt" officeooo:rsid="000196d0" officeooo:paragraph-rsid="0001f4f4" style:font-size-asian="16pt" style:font-size-complex="16pt"/>
    </style:style>
    <style:style style:name="P4" style:family="paragraph" style:parent-style-name="Standard">
      <style:text-properties fo:font-size="16pt" officeooo:rsid="0001f4f4" officeooo:paragraph-rsid="0001f4f4" style:font-size-asian="16pt" style:font-size-complex="16pt"/>
    </style:style>
    <style:style style:name="P5" style:family="paragraph" style:parent-style-name="Standard">
      <style:text-properties fo:font-size="16pt" officeooo:rsid="0003e269" officeooo:paragraph-rsid="0003e269" style:font-size-asian="16pt" style:font-size-complex="16pt"/>
    </style:style>
    <style:style style:name="T1" style:family="text">
      <style:text-properties officeooo:rsid="000196d0"/>
    </style:style>
    <style:style style:name="T2" style:family="text">
      <style:text-properties officeooo:rsid="0001f4f4"/>
    </style:style>
    <style:style style:name="T3" style:family="text">
      <style:text-properties officeooo:rsid="0003e2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Um supermercado resolveu inserir desconto baseado em produto e quantidade no carrinho/sexta , <text:span text:style-name="T1">caso a compra tenha mais de 5 produtos tem 5% de desconto no valor final, além disso, caso tenho mais de 3 queijos na compra aplica-se 10% no valor da Un.Queijo, o mesmo se aplica para o macarrão. Produtos a estarem na memória para poder fazer a compra depois,</text:span></text:p>
      <text:p text:style-name="P2">queijo(R$ 4,50), macarrão(R$ 5,00), feijão(R$ 4,00) e presunto(R$ 5,50), <text:span text:style-name="T2">após a compra, mostrar o valor final a ser pago.</text:span></text:p>
      <text:p text:style-name="P2">ps: pode-se adotar um sistema de ID para os produtos, exemplo: queijo = 1, macarrão = 2 etc… <text:span text:style-name="T3">além disso, para esse exercício, a compra PODE <text:s/>ter até <text:s/>8 produtos.</text:span></text:p>
      <text:p text:style-name="P2"/>
      <text:p text:style-name="P3">2) Joeslei acabou de abrir um baú, e achou os seguintes itens: poção de vida, poção de mana, 200 de ouro, <text:s/>receita para poção e um pergaminho, Nosso herói possui apenas 6 espaços na mochila, mas ele pode armazenar itens repetidos no mesmo espaço, mas é claro que se Joeslei achou um baú ele enfrentou muitos desafios, portanto, sua mochila nao esta vazia, ela ja possui:</text:p>
      <text:p text:style-name="P3"><text:span text:style-name="T2">poção de vida, 300 de ouro, espada, escudo, &lt;vazio&gt;, &lt;vazio&gt; , Diga para o Joeslei o que ele pegou por ter repetido e logo em seguida, peça para ele escolher 2 dos itens que sobraram no baú para encher a mochila, após escolher tudo, mostre para Joeslei como ficou a mochila.</text:span></text:p>
      <text:p text:style-name="P4">ps: pode ser apenas strings representando o que esta na mochila</text:p>
      <text:p text:style-name="P3"/>
      <text:p text:style-name="P3"><text:span text:style-name="T2">3)</text:span> <text:s/><text:span text:style-name="T2">Chamei o Seu Joaquin para aparar a grama da minha casa, porém Seu Joaquin é um homem temperamental, portanto, se ele nao tiver gasolina para a rosadeira ele se estressa e nem vem trabalhar, se nao, ele vem conferir o tamanho da grama, se estiver alta ele vai embora nervoso, caso contrario ele começa a cortar, mas se por ventura ele encontrar um pedra, ele fica pistola por ter perdido a lâmina da roçadeira, me cobra um extra e vai embora ainda mais pistola. Na parte da pedra, usar o Random ran = new Random();</text:span></text:p>
      <text:p text:style-name="P5">int a = ran.Next(0,4) se for 0 o Seu Joaquin encontrou a pedra. Ps: os inputs podem ser como desejar, desde que, peça todos os acontecimen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7-12T16:27:50.878000000</dc:date>
    <meta:editing-duration>PT14M29S</meta:editing-duration>
    <meta:editing-cycles>1</meta:editing-cycles>
    <meta:document-statistic meta:table-count="0" meta:image-count="0" meta:object-count="0" meta:page-count="1" meta:paragraph-count="8" meta:word-count="362" meta:character-count="2005" meta:non-whitespace-character-count="1647"/>
  </office:meta>
</office:document-meta>
</file>